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st</text:p>
          </table:table-cell>
          <table:table-cell table:style-name="ce1" office:value-type="float" office:value="0.00000111" calcext:value-type="float">
            <text:p>1.11E-006</text:p>
          </table:table-cell>
          <table:table-cell table:style-name="ce1" office:value-type="float" office:value="0.00000114" calcext:value-type="float">
            <text:p>1.14E-006</text:p>
          </table:table-cell>
          <table:table-cell table:style-name="ce1" office:value-type="float" office:value="0.00000123" calcext:value-type="float">
            <text:p>1.23E-0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0.00000118" calcext:value-type="float">
            <text:p>1.18E-006</text:p>
          </table:table-cell>
          <table:table-cell table:style-name="ce1" office:value-type="float" office:value="0.00000132" calcext:value-type="float">
            <text:p>1.32E-006</text:p>
          </table:table-cell>
          <table:table-cell table:style-name="ce1" office:value-type="float" office:value="0.00000157" calcext:value-type="float">
            <text:p>1.57E-00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style-name="ce1" office:value-type="float" office:value="0.0000022" calcext:value-type="float">
            <text:p>2.20E-006</text:p>
          </table:table-cell>
          <table:table-cell table:style-name="ce1" office:value-type="float" office:value="0.00000233" calcext:value-type="float">
            <text:p>2.33E-006</text:p>
          </table:table-cell>
          <table:table-cell table:style-name="ce1" office:value-type="float" office:value="0.00000265" calcext:value-type="float">
            <text:p>2.65E-0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00016" calcext:value-type="float">
            <text:p>1.60E-006</text:p>
          </table:table-cell>
          <table:table-cell office:value-type="string" calcext:value-type="string">
            <text:p>-2e-7x</text:p>
          </table:table-cell>
          <table:table-cell office:value-type="string" calcext:value-type="string">
            <text:p>3e-8x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8" calcext:value-type="float">
            <text:p>1.38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87x</text:p>
          </table:table-cell>
          <table:table-cell office:value-type="float" office:value="4.15" calcext:value-type="float">
            <text:p>4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Solano</meta:initial-creator>
    <meta:creation-date>2016-04-20T21:57:01.074849177</meta:creation-date>
    <dc:date>2016-04-21T02:42:33.052526944</dc:date>
    <dc:creator>Jorge Solano</dc:creator>
    <meta:editing-duration>PT2H29M7S</meta:editing-duration>
    <meta:editing-cycles>4</meta:editing-cycles>
    <meta:generator>LibreOffice/4.3.3.2$Linux_X86_64 LibreOffice_project/430m0$Build-2</meta:generator>
    <meta:document-statistic meta:table-count="1" meta:cell-count="23" meta:object-count="0"/>
  </office:meta>
</office:document-meta>
</file>